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4c78" officeooo:paragraph-rsid="00174645"/>
    </style:style>
    <style:style style:name="P2" style:family="paragraph" style:parent-style-name="Text_20_body">
      <style:text-properties fo:font-weight="normal" officeooo:rsid="00174645" officeooo:paragraph-rsid="00174645" style:font-weight-asian="normal" style:font-weight-complex="normal"/>
    </style:style>
    <style:style style:name="P3" style:family="paragraph" style:parent-style-name="Text_20_body">
      <style:text-properties officeooo:rsid="0019acc1" officeooo:paragraph-rsid="0019acc1"/>
    </style:style>
    <style:style style:name="P4" style:family="paragraph" style:parent-style-name="Text_20_body">
      <style:text-properties officeooo:rsid="001b6aaa" officeooo:paragraph-rsid="001b6aaa"/>
    </style:style>
    <style:style style:name="P5" style:family="paragraph" style:parent-style-name="Title">
      <style:text-properties officeooo:rsid="00094c78" officeooo:paragraph-rsid="00174645"/>
    </style:style>
    <style:style style:name="P6" style:family="paragraph" style:parent-style-name="Subtitle">
      <style:text-properties officeooo:rsid="00094c78" officeooo:paragraph-rsid="00174645"/>
    </style:style>
    <style:style style:name="P7" style:family="paragraph" style:parent-style-name="Heading">
      <style:text-properties officeooo:rsid="0017ba27" officeooo:paragraph-rsid="0017ba27"/>
    </style:style>
    <style:style style:name="P8" style:family="paragraph" style:parent-style-name="Heading_20_3">
      <style:text-properties officeooo:rsid="001788c2" officeooo:paragraph-rsid="001788c2"/>
    </style:style>
    <style:style style:name="P9" style:family="paragraph" style:parent-style-name="Text_20_body" style:list-style-name="L1">
      <style:text-properties officeooo:rsid="001788c2" officeooo:paragraph-rsid="0019acc1"/>
    </style:style>
    <style:style style:name="P10" style:family="paragraph" style:parent-style-name="Text_20_body" style:list-style-name="L1">
      <style:text-properties officeooo:rsid="0019acc1" officeooo:paragraph-rsid="0019acc1"/>
    </style:style>
    <style:style style:name="P11" style:family="paragraph" style:parent-style-name="Text_20_body" style:list-style-name="L2">
      <style:text-properties officeooo:rsid="001b6aaa" officeooo:paragraph-rsid="001b6aaa"/>
    </style:style>
    <style:style style:name="P12" style:family="paragraph" style:parent-style-name="Text_20_body" style:list-style-name="L3">
      <style:text-properties officeooo:rsid="0017ba27" officeooo:paragraph-rsid="0017ba27"/>
    </style:style>
    <style:style style:name="P13" style:family="paragraph" style:parent-style-name="Text_20_body" style:list-style-name="L3">
      <style:text-properties officeooo:rsid="001c5a51" officeooo:paragraph-rsid="001c5a51"/>
    </style:style>
    <style:style style:name="P14" style:family="paragraph" style:parent-style-name="Heading_20_1">
      <style:text-properties officeooo:rsid="00174645" officeooo:paragraph-rsid="00174645"/>
    </style:style>
    <style:style style:name="P15" style:family="paragraph" style:parent-style-name="Heading_20_2">
      <style:text-properties officeooo:rsid="001788c2" officeooo:paragraph-rsid="001788c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88c2" style:font-weight-asian="normal" style:font-weight-complex="normal"/>
    </style:style>
    <style:style style:name="T3" style:family="text">
      <style:text-properties officeooo:rsid="0019acc1"/>
    </style:style>
    <style:style style:name="T4" style:family="text">
      <style:text-properties officeooo:rsid="001b6a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yecto Unsplash-it</text:p>
      <text:p text:style-name="P6">Planificación</text:p>
      <text:p text:style-name="P1"/>
      <text:h text:style-name="P14" text:outline-level="1">Plan <text:span text:style-name="T3">Sprint 2</text:span></text:h>
      <text:h text:style-name="Heading_20_2" text:outline-level="2">Introducción</text:h>
      <text:p text:style-name="P3"><text:span text:style-name="T1">Planificación de actividades correspondientes a la fase de </text:span><text:span text:style-name="T2">Levantamiento de requerimientos, investigación y aclaratorias.</text:span></text:p>
      <text:p text:style-name="P2"><text:span text:style-name="T3">Sprint</text:span> <text:span text:style-name="T3">a comenzar</text:span> a la <text:span text:style-name="T3">1</text:span>:00 <text:span text:style-name="T3">p</text:span>.m. del día Viernes Junio 26 de 2020.</text:p>
      <text:h text:style-name="Heading_20_2" text:outline-level="2">Actividades por realizar</text:h>
      <text:list xml:id="list200881679" text:style-name="L1">
        <text:list-item>
          <text:p text:style-name="P9">Levantamiento de requerimientos.</text:p>
        </text:list-item>
        <text:list-item>
          <text:p text:style-name="P9"><text:span text:style-name="T3">I</text:span>nvestigación.</text:p>
        </text:list-item>
        <text:list-item>
          <text:p text:style-name="P9"><text:span text:style-name="T3">A</text:span>claratorias <text:span text:style-name="T3">y resolución de dudas.</text:span></text:p>
        </text:list-item>
        <text:list-item>
          <text:p text:style-name="P10">Declaración de asunciones.</text:p>
        </text:list-item>
        <text:list-item>
          <text:p text:style-name="P10">Planificación del Tercer Sprint.</text:p>
        </text:list-item>
      </text:list>
      <text:h text:style-name="P15" text:outline-level="2">Planificación</text:h>
      <text:h text:style-name="P8" text:outline-level="3"><text:span text:style-name="T4">Segundo</text:span> Sprint</text:h>
      <text:list xml:id="list2587119000" text:style-name="L2">
        <text:list-item>
          <text:p text:style-name="P11">Levantamiento de información</text:p>
          <text:list>
            <text:list-item>
              <text:p text:style-name="P11">Lectura, interpretación y expansión de los requerimientos del cliente</text:p>
            </text:list-item>
          </text:list>
        </text:list-item>
        <text:list-item>
          <text:p text:style-name="P11">Investigación</text:p>
          <text:list>
            <text:list-item>
              <text:p text:style-name="P11">Indagación de información que ayude a aclarar los requerimientos del cliente</text:p>
            </text:list-item>
          </text:list>
        </text:list-item>
        <text:list-item>
          <text:p text:style-name="P11">Aclaratorias y resolución de dudas</text:p>
          <text:list>
            <text:list-item>
              <text:p text:style-name="P11">Comparación de lo levantado con lo investigado</text:p>
            </text:list-item>
            <text:list-item>
              <text:p text:style-name="P11">Consultas al cliente u otras fuentes</text:p>
            </text:list-item>
          </text:list>
        </text:list-item>
        <text:list-item>
          <text:p text:style-name="P11">Declaración de asunciones</text:p>
          <text:list>
            <text:list-item>
              <text:p text:style-name="P11">Asentamiento de decisiones sobre puntos no aclarados en los requerimientos.</text:p>
            </text:list-item>
          </text:list>
        </text:list-item>
      </text:list>
      <text:p text:style-name="P4"/>
      <text:p text:style-name="P7"><text:soft-page-break/>Entregables del <text:span text:style-name="T4">Segundo Sprint</text:span></text:p>
      <text:list xml:id="list3454539140" text:style-name="L3">
        <text:list-item>
          <text:p text:style-name="P12"><text:span text:style-name="T4">Documento Inicial de Requerimientos</text:span>.</text:p>
        </text:list-item>
        <text:list-item>
          <text:p text:style-name="P13">Plan del Tercer Spri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09:27:54.322873893</meta:creation-date>
    <dc:date>2020-06-26T16:53:40.387917500</dc:date>
    <meta:editing-duration>PT3H54M1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2" meta:paragraph-count="26" meta:word-count="140" meta:character-count="942" meta:non-whitespace-character-count="844"/>
  </office:meta>
</office:document-meta>
</file>